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5.976cm"/>
    </style:style>
    <style:style style:name="co6" style:family="table-column">
      <style:table-column-properties fo:break-before="auto" style:column-width="6.7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1.939cm" svg:height="7.88cm" svg:x="0cm" svg:y="8.175cm">
            <draw:object draw:notify-on-update-of-ranges="Planilha1.B1:Planilha1.B1 Planilha1.B2:Planilha1.B17 Planilha1.C1:Planilha1.C1 Planilha1.C2:Planilha1.C17" xlink:href="./Object 1" xlink:type="simple" xlink:show="embed" xlink:actuate="onLoad"/>
            <draw:image xlink:href="./ObjectReplacements/Object 1" xlink:type="simple" xlink:show="embed" xlink:actuate="onLoad"/>
            <svg:title>Correlação entre Cenários e Bugs</svg:title>
          </draw:frame>
          <draw:frame draw:z-index="1" draw:style-name="gr1" draw:text-style-name="P1" svg:width="12.691cm" svg:height="7.925cm" svg:x="12.896cm" svg:y="8.309cm">
            <draw:object draw:notify-on-update-of-ranges="Planilha1.B1:Planilha1.B1 Planilha1.B2:Planilha1.B17 Planilha1.D1:Planilha1.D1 Planilha1.D2:Planilha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922cm" svg:height="7.745cm" svg:x="27.432cm" svg:y="8.377cm">
            <draw:object draw:notify-on-update-of-ranges="Planilha1.C1:Planilha1.C1 Planilha1.C2:Planilha1.C17 Planilha1.D1:Planilha1.D1 Planilha1.D2:Planilha1.D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Total de Cenários</text:p>
          </table:table-cell>
          <table:table-cell table:style-name="ce1" office:value-type="string" calcext:value-type="string">
            <text:p>Total de Bugs</text:p>
          </table:table-cell>
          <table:table-cell table:style-name="ce1" office:value-type="string" calcext:value-type="string">
            <text:p>Total de Violações</text:p>
          </table:table-cell>
          <table:table-cell table:style-name="ce1" office:value-type="string" calcext:value-type="string">
            <text:p>Correlação entre Cenários e Bugs</text:p>
          </table:table-cell>
          <table:table-cell table:style-name="ce1" office:value-type="string" calcext:value-type="string">
            <text:p>Correlação entre Cenários e Violações</text:p>
          </table:table-cell>
          <table:table-cell table:style-name="ce1" office:value-type="string" calcext:value-type="string">
            <text:p>Correlação entre Violações e Bugs</text:p>
          </table:table-cell>
          <table:table-cell table:number-columns-repeated="100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08" calcext:value-type="float">
            <text:p>408</text:p>
          </table:table-cell>
          <table:table-cell office:value-type="float" office:value="4636" calcext:value-type="float">
            <text:p>4636</text:p>
          </table:table-cell>
          <table:table-cell table:style-name="ce8" table:formula="of:=CORREL([.B2:.B17];[.C2:.C17])" office:value-type="float" office:value="0.761567317044476" calcext:value-type="float" table:number-columns-spanned="1" table:number-rows-spanned="16">
            <text:p>0,761567317</text:p>
          </table:table-cell>
          <table:table-cell table:style-name="ce8" table:formula="of:=CORREL([.B2:.B17];[.D2:.D17])" office:value-type="float" office:value="0.919945532338681" calcext:value-type="float" table:number-columns-spanned="1" table:number-rows-spanned="16">
            <text:p>0,9199455323</text:p>
          </table:table-cell>
          <table:table-cell table:style-name="ce8" table:formula="of:=CORREL([.D2:.D17];[.C2:.C17])" office:value-type="float" office:value="0.885561859899826" calcext:value-type="float" table:number-columns-spanned="1" table:number-rows-spanned="16">
            <text:p>0,8855618599</text:p>
          </table:table-cell>
          <table:table-cell table:number-columns-repeated="1002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4636" calcext:value-type="float">
            <text:p>4636</text:p>
          </table:table-cell>
          <table:covered-table-cell table:number-columns-repeated="3"/>
          <table:table-cell table:style-name="ce10" table:number-columns-repeated="100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418" calcext:value-type="float">
            <text:p>418</text:p>
          </table:table-cell>
          <table:table-cell office:value-type="float" office:value="4761" calcext:value-type="float">
            <text:p>4761</text:p>
          </table:table-cell>
          <table:covered-table-cell table:number-columns-repeated="3"/>
          <table:table-cell table:style-name="ce11" table:number-columns-repeated="1002"/>
        </table:table-row>
        <table:table-row table:style-name="ro1">
          <table:table-cell table:style-name="ce3"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4807" calcext:value-type="float">
            <text:p>4807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4799" calcext:value-type="float">
            <text:p>479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18" calcext:value-type="float">
            <text:p>918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5159" calcext:value-type="float">
            <text:p>515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43" calcext:value-type="float">
            <text:p>443</text:p>
          </table:table-cell>
          <table:table-cell office:value-type="float" office:value="5182" calcext:value-type="float">
            <text:p>5182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27" calcext:value-type="float">
            <text:p>927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5183" calcext:value-type="float">
            <text:p>5183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443" calcext:value-type="float">
            <text:p>443</text:p>
          </table:table-cell>
          <table:table-cell office:value-type="float" office:value="5184" calcext:value-type="float">
            <text:p>5184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31" calcext:value-type="float">
            <text:p>931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5189" calcext:value-type="float">
            <text:p>518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425" calcext:value-type="float">
            <text:p>425</text:p>
          </table:table-cell>
          <table:table-cell office:value-type="float" office:value="4930" calcext:value-type="float">
            <text:p>4930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40" calcext:value-type="float">
            <text:p>940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385" calcext:value-type="float">
            <text:p>5385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5489" calcext:value-type="float">
            <text:p>5489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float" office:value="5521" calcext:value-type="float">
            <text:p>5521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462" calcext:value-type="float">
            <text:p>462</text:p>
          </table:table-cell>
          <table:table-cell office:value-type="float" office:value="5521" calcext:value-type="float">
            <text:p>5521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 table:style-name="ce3" office:value-type="float" office:value="968" calcext:value-type="float">
            <text:p>968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540" calcext:value-type="float">
            <text:p>540</text:p>
          </table:table-cell>
          <table:table-cell table:style-name="ce7" office:value-type="float" office:value="5960" calcext:value-type="float">
            <text:p>5960</text:p>
          </table:table-cell>
          <table:covered-table-cell table:number-columns-repeated="3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2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8:25:47.632785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14T19:11:29.535032753</dc:date>
    <meta:editing-duration>PT9H26M10S</meta:editing-duration>
    <meta:editing-cycles>19</meta:editing-cycles>
    <meta:generator>LibreOffice/4.2.7.2$Linux_X86_64 LibreOffice_project/420m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4cm" svg:height="7.881cm" xlink:href=".." xlink:type="simple" chart:class="chart:scatter" chart:style-name="ch1">
        <chart:title svg:x="2.606cm" svg:y="0.293cm" chart:style-name="ch2">
          <text:p>Dispersão entre Cenários e Bugs</text:p>
        </chart:title>
        <chart:plot-area chart:style-name="ch3" table:cell-range-address="Planilha1.B1:Planilha1.C17" chart:data-source-has-labels="row" svg:x="1.249cm" svg:y="1.255cm" svg:width="10.453cm" svg:height="5.488cm">
          <chartooo:coordinate-region svg:x="2.056cm" svg:y="1.454cm" svg:width="9.459cm" svg:height="4.642cm"/>
          <chart:axis chart:dimension="x" chart:name="primary-x" chart:style-name="ch4">
            <chart:title svg:x="5.161cm" svg:y="6.9cm" chart:style-name="ch5">
              <text:p>números de bugs</text:p>
            </chart:title>
          </chart:axis>
          <chart:axis chart:dimension="y" chart:name="primary-y" chart:style-name="ch6">
            <chart:title svg:x="0.451cm" svg:y="5.498cm" chart:style-name="ch7">
              <text:p>número de cenários</text:p>
            </chart:title>
            <chart:grid chart:style-name="ch8" chart:class="major"/>
          </chart:axis>
          <chart:series chart:style-name="ch9" chart:values-cell-range-address="Planilha1.C2:Planilha1.C17" chart:label-cell-address="Planilha1.C1:Planilha1.C1" chart:class="chart:scatter">
            <chart:domain table:cell-range-address="Planilha1.B2:Planilha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otal de Bugs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Planilha1.B2:Planilha1.B17</svg:desc>
                </draw:g>
              </table:table-cell>
              <table:table-cell office:value-type="float" office:value="408">
                <text:p>408</text:p>
                <draw:g>
                  <svg:desc>Planilha1.C2:Planilha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2cm" svg:height="7.926cm" xlink:href=".." xlink:type="simple" chart:class="chart:scatter" chart:style-name="ch1">
        <chart:title svg:x="2.532cm" svg:y="0.294cm" chart:style-name="ch2">
          <text:p>Dispersão entre Cenários e Violações</text:p>
        </chart:title>
        <chart:plot-area chart:style-name="ch3" table:cell-range-address="Planilha1.B1:Planilha1.B17 Planilha1.D1:Planilha1.D17" chart:data-source-has-labels="row" svg:x="1.264cm" svg:y="1.257cm" svg:width="11.175cm" svg:height="5.53cm">
          <chartooo:coordinate-region svg:x="2.256cm" svg:y="1.456cm" svg:width="9.996cm" svg:height="4.684cm"/>
          <chart:axis chart:dimension="x" chart:name="primary-x" chart:style-name="ch4">
            <chart:title svg:x="5.286cm" svg:y="6.945cm" chart:style-name="ch5">
              <text:p>número de violações</text:p>
            </chart:title>
          </chart:axis>
          <chart:axis chart:dimension="y" chart:name="primary-y" chart:style-name="ch6">
            <chart:title svg:x="0.451cm" svg:y="5.482cm" chart:style-name="ch7">
              <text:p>número de cenáros</text:p>
            </chart:title>
            <chart:grid chart:style-name="ch8" chart:class="major"/>
          </chart:axis>
          <chart:series chart:style-name="ch9" chart:values-cell-range-address="Planilha1.D2:Planilha1.D17" chart:label-cell-address="Planilha1.D1:Planilha1.D1" chart:class="chart:scatter">
            <chart:domain table:cell-range-address="Planilha1.B2:Planilha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otal de Violações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Planilha1.B2:Planilha1.B17</svg:desc>
                </draw:g>
              </table:table-cell>
              <table:table-cell office:value-type="float" office:value="4636">
                <text:p>4636</text:p>
                <draw:g>
                  <svg:desc>Planilha1.D2:Planilh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960">
                <text:p>59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23cm" svg:height="7.746cm" xlink:href=".." xlink:type="simple" chart:class="chart:scatter" chart:style-name="ch1">
        <chart:title svg:x="3.531cm" svg:y="0.29cm" chart:style-name="ch2">
          <text:p>Dispersão entre Violações e Bugs</text:p>
        </chart:title>
        <chart:plot-area chart:style-name="ch3" table:cell-range-address="Planilha1.C1:Planilha1.D17" chart:data-source-has-labels="row" svg:x="1.289cm" svg:y="1.249cm" svg:width="12.356cm" svg:height="5.362cm">
          <chartooo:coordinate-region svg:x="2.281cm" svg:y="1.448cm" svg:width="11.084cm" svg:height="4.516cm"/>
          <chart:axis chart:dimension="x" chart:name="primary-x" chart:style-name="ch4">
            <chart:title svg:x="5.902cm" svg:y="6.765cm" chart:style-name="ch5">
              <text:p>número de violações</text:p>
            </chart:title>
          </chart:axis>
          <chart:axis chart:dimension="y" chart:name="primary-y" chart:style-name="ch6">
            <chart:title svg:x="0.451cm" svg:y="5.165cm" chart:style-name="ch7">
              <text:p>número de bugs</text:p>
            </chart:title>
            <chart:grid chart:style-name="ch8" chart:class="major"/>
          </chart:axis>
          <chart:series chart:style-name="ch9" chart:values-cell-range-address="Planilha1.D2:Planilha1.D17" chart:label-cell-address="Planilha1.D1:Planilha1.D1" chart:class="chart:scatter">
            <chart:domain table:cell-range-address="Planilha1.C2:Planilha1.C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otal de Violações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  <draw:g>
                  <svg:desc>Planilha1.C2:Planilha1.C17</svg:desc>
                </draw:g>
              </table:table-cell>
              <table:table-cell office:value-type="float" office:value="4636">
                <text:p>4636</text:p>
                <draw:g>
                  <svg:desc>Planilha1.D2:Planilh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3">
                <text:p>403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8">
                <text:p>41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">
                <text:p>425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">
                <text:p>443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3">
                <text:p>443</text:p>
              </table:table-cell>
              <table:table-cell office:value-type="float" office:value="5182">
                <text:p>5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3">
                <text:p>44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">
                <text:p>443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">
                <text:p>445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">
                <text:p>425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6">
                <text:p>43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8">
                <text:p>438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">
                <text:p>46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2">
                <text:p>46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">
                <text:p>540</text:p>
              </table:table-cell>
              <table:table-cell office:value-type="float" office:value="5960">
                <text:p>59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